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cec08" officeooo:paragraph-rsid="000cec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dencial</text:p>
      <text:p text:style-name="P1"/>
      <text:p text:style-name="P1">Exmo. Señor</text:p>
      <text:p text:style-name="P1"/>
      <text:p text:style-name="P1">Mi más venerado amigo y favorecedor:</text:p>
      <text:p text:style-name="P1"/>
      <text:p text:style-name="P1">Por carta de oficio que con esta fecha escribo a V., habrá visto mi resolución de pasar al Norte de América y los motivos que me han movido a ello. Ahora me resta prevenirle, que siendo los designios de nuestros contrarios tan manifiestamente depravados, no es regular desistan del empeño, malogrado su premeditado golpe, sin tocar primero otros resortes a fin de conseguir su intento; y así es indispensable, que sin pérdida de tiempo, informe V.E. a la Corte, para que con esta prevención, aguarden a lo menos por lo que yo escriba antes de resolver.</text:p>
      <text:p text:style-name="P1"/>
      <text:p text:style-name="P1">Unido siempre al partido en todas estas emergencias, por elección y por justicia, seguiré constante hasta el fin y como he dicho a V., esperaré su aviso en Filadelfia antes de tomar resolución alguna. Me prometo que no perdonando V. diligencia para el acertado manejo del negocio, tendré cuanto antes esta noticia con todo el buen éxito que es de esperarse.</text:p>
      <text:p text:style-name="P1"/>
      <text:p text:style-name="P1">Sin embargo, para que V. proceda con todo aquel conocimiento que es indispensable en los asuntos, a fin de que salgan conformes con la idea del interesado, le diré que la mía, en dirigirme a los Estados Unidos de América, no sólo fue por sustraerme a la tropelía que conmigo se intentó, sino para dar al mismo tiempo principio a mis viajes en países extranjeros, que sabe V. fue siempre mi intención concluida la guerra; con este propio designio he cultivado de antemano con esmero los principales idiomas de Europa que fueron la profesión en que desde mis tiernos años me colocó la suerte y mi nacimiento. Todos estos principios (que aún no son otra cosa), toda esta simiente que con no pequeño afán y gastos se ha estado sembrando en mi entendimiento por espacio de treinta años que tengo de edad, quedaría desde luego sin fruto ni provecho por falta de cultura a tiempo. La experiencia y conocimiento que el hombre adquiere, visitando y examinando personalmente con inteligencia prolija en el gran libro del universo; las sociedades más sabias y virtuosas que lo componen; sus leyes, gobierno, agricultura, policía, comercio, arte militar, navegación, ciencias, artes, etc…, es lo que únicamente puede sazonar el fruto y completar en algún modo la obra magna de formar un hombre sólido y de provecho!</text:p>
      <text:p text:style-name="P1"/>
      <text:p text:style-name="P1">Así he de merecer a V. que si pudiese por sí solo transigir mis asuntos, respecto a tener en su poder documentos suficientes para ello, me consiga de Su Majestad una Real Licencia para pasar por cuatro años a Inglaterra, Holanda, Francia, Alemania, Italia, etc., a viajar y perfeccionar mi incompleta educación.</text:p>
      <text:p text:style-name="P1"/>
      <text:p text:style-name="P1">Finalmente, en manos de V. quedan mi honor, mi suerte y mi fidelidad futura; ¡ningunas más sagradas y más propias para el depósito que las de mi mejor amigo! Dios me conceda el acierto y a V. prospere y guarde felicísimos años que desea su fiel y constante amigo,</text:p>
      <text:p text:style-name="P1"/>
      <text:p text:style-name="P1">Mira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50:21.723745121</meta:creation-date>
    <dc:date>2020-04-04T18:30:18.523186634</dc:date>
    <meta:editing-duration>PT3H29M44S</meta:editing-duration>
    <meta:editing-cycles>1</meta:editing-cycles>
    <meta:document-statistic meta:table-count="0" meta:image-count="0" meta:object-count="0" meta:page-count="1" meta:paragraph-count="9" meta:word-count="489" meta:character-count="2852" meta:non-whitespace-character-count="2372"/>
    <meta:generator>LibreOffice/5.2.7.2$Linux_x86 LibreOffice_project/20m0$Build-2</meta:generator>
  </office:meta>
</office:document-meta>
</file>